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fo:color="#00a000"/>
    </style:style>
    <style:style style:name="T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2.00pt" fo:font-weight="bold" fo:font-family="'Courier New'" style:font-family-asian="'Courier New'" style:font-family-complex="'Courier New'" fo:background-color="transparent" fo:color="#0000a0"/>
    </style:style>
    <style:style style:name="T5" style:family="text">
      <style:text-properties fo:font-size="12.00pt" fo:font-weight="normal" fo:font-family="'Courier New'" style:font-family-asian="'Courier New'" style:font-family-complex="'Courier New'" fo:background-color="#ffffff" fo:color="#000000"/>
    </style:style>
    <style:style style:name="T6" style:family="text">
      <style:text-properties fo:font-size="12.00pt" fo:font-weight="normal" fo:font-family="'Courier New'" style:font-family-asian="'Courier New'" style:font-family-complex="'Courier New'" fo:background-color="transparent" fo:color="#ff0000"/>
    </style:style>
    <style:style style:name="T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2.00pt" fo:font-weight="normal" fo:font-family="'Courier New'" style:font-family-asian="'Courier New'" style:font-family-complex="'Courier New'" fo:background-color="transparent" fo:color="#ff0000"/>
    </style:style>
    <style:style style:name="T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2.00pt" fo:font-weight="normal" fo:font-family="'Courier New'" style:font-family-asian="'Courier New'" style:font-family-complex="'Courier New'" fo:background-color="#ffffff" fo:color="#000000"/>
    </style:style>
    <style:style style:name="T11" style:family="text">
      <style:text-properties fo:font-size="12.00pt" fo:font-weight="normal" fo:font-family="'Courier New'" style:font-family-asian="'Courier New'" style:font-family-complex="'Courier New'" fo:background-color="transparent" fo:color="#ff0000"/>
    </style:style>
    <style:style style:name="T12" style:family="text">
      <style:text-properties fo:font-size="12.00pt" fo:font-weight="normal" fo:font-family="'Courier New'" style:font-family-asian="'Courier New'" style:font-family-complex="'Courier New'" fo:background-color="transparent" fo:color="#0000ff"/>
    </style:style>
    <style:style style:name="T13" style:family="text">
      <style:text-properties fo:font-size="12.00pt" fo:font-weight="normal" fo:font-family="'Courier New'" style:font-family-asian="'Courier New'" style:font-family-complex="'Courier New'" fo:background-color="transparent" fo:color="#ff0000"/>
    </style:style>
    <style:style style:name="T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2.00pt" fo:font-weight="normal" fo:font-family="'Courier New'" style:font-family-asian="'Courier New'" style:font-family-complex="'Courier New'" fo:background-color="transparent" fo:color="#ff000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<text:s text:c="2"/>//Problem no : 136</text:span></text:p>
      <text:p text:style-name="P1"><text:span text:style-name="T1">2<text:s text:c="2"/>// Title Ugly numbers</text:span></text:p>
      <text:p text:style-name="P1"><text:span text:style-name="T1">3<text:s text:c="2"/></text:span></text:p>
      <text:p text:style-name="P1"><text:span text:style-name="T1">4<text:s text:c="2"/></text:span><text:span text:style-name="T2">#include&lt;stdio.h&gt;</text:span></text:p>
      <text:p text:style-name="P1"><text:span text:style-name="T3">5<text:s text:c="2"/></text:span><text:span text:style-name="T4">int<text:s/></text:span><text:span text:style-name="T5">main</text:span><text:span text:style-name="T6">()</text:span></text:p>
      <text:p text:style-name="P1"><text:span text:style-name="T7">6<text:s text:c="2"/></text:span><text:span text:style-name="T8">{</text:span></text:p>
      <text:p text:style-name="P1"><text:span text:style-name="T9">7<text:s text:c="6"/></text:span><text:span text:style-name="T10">printf</text:span><text:span text:style-name="T11">(</text:span><text:span text:style-name="T12">"1500th's ugly number is 859963392.\n"</text:span><text:span text:style-name="T13">);</text:span></text:p>
      <text:p text:style-name="P1"><text:span text:style-name="T14">8<text:s text:c="2"/></text:span><text:span text:style-name="T15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